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paragraph-rsid="001f2a00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21e1ff"/>
    </style:style>
    <style:style style:name="P6" style:family="paragraph" style:parent-style-name="Text_20_body">
      <style:text-properties officeooo:paragraph-rsid="002031e4"/>
    </style:style>
    <style:style style:name="P7" style:family="paragraph" style:parent-style-name="Text_20_body">
      <style:text-properties officeooo:rsid="00240edd" officeooo:paragraph-rsid="00240edd"/>
    </style:style>
    <style:style style:name="P8" style:family="paragraph" style:parent-style-name="Text_20_body">
      <style:paragraph-properties fo:text-align="justify" style:justify-single-word="false"/>
      <style:text-properties officeooo:rsid="00240edd" officeooo:paragraph-rsid="00240edd"/>
    </style:style>
    <style:style style:name="P9" style:family="paragraph" style:parent-style-name="Standard" style:list-style-name="L1">
      <style:text-properties officeooo:paragraph-rsid="001f2a00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text-properties officeooo:paragraph-rsid="002031e4"/>
    </style:style>
    <style:style style:name="P12" style:family="paragraph" style:parent-style-name="Heading_20_3">
      <style:text-properties officeooo:paragraph-rsid="002031e4"/>
    </style:style>
    <style:style style:name="P13" style:family="paragraph" style:parent-style-name="Heading_20_3">
      <style:text-properties officeooo:paragraph-rsid="0021e1ff"/>
    </style:style>
    <style:style style:name="P14" style:family="paragraph" style:parent-style-name="Text_20_body">
      <style:paragraph-properties fo:text-align="justify" style:justify-single-word="false"/>
      <style:text-properties officeooo:paragraph-rsid="002031e4"/>
    </style:style>
    <style:style style:name="P15" style:family="paragraph" style:parent-style-name="Text_20_body">
      <style:paragraph-properties fo:text-align="justify" style:justify-single-word="false"/>
      <style:text-properties officeooo:paragraph-rsid="0021e1ff"/>
    </style:style>
    <style:style style:name="P16" style:family="paragraph" style:parent-style-name="Text_20_body" style:list-style-name="L2">
      <style:text-properties officeooo:rsid="00251182" officeooo:paragraph-rsid="00251182"/>
    </style:style>
    <style:style style:name="P17" style:family="paragraph" style:parent-style-name="Text_20_body">
      <style:text-properties officeooo:rsid="00251182" officeooo:paragraph-rsid="002511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1182"/>
    </style:style>
    <style:style style:name="T3" style:family="text">
      <style:text-properties officeooo:rsid="0026dea4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1"><text:a xlink:type="simple" xlink:href="#__RefHeading__545_178293673" text:style-name="Index_20_Link" text:visited-style-name="Index_20_Link">1Introdução<text:tab/>2</text:a></text:p>
          <text:p text:style-name="P2"><text:a xlink:type="simple" xlink:href="#__RefHeading__867_178293673" text:style-name="Index_20_Link" text:visited-style-name="Index_20_Link">1.1Propósito<text:tab/>2</text:a></text:p>
          <text:p text:style-name="P2"><text:a xlink:type="simple" xlink:href="#__RefHeading__869_178293673" text:style-name="Index_20_Link" text:visited-style-name="Index_20_Link">1.2Escopo<text:tab/>2</text:a></text:p>
          <text:p text:style-name="P2"><text:a xlink:type="simple" xlink:href="#__RefHeading__871_178293673" text:style-name="Index_20_Link" text:visited-style-name="Index_20_Link">1.3Visão Geral do Produto<text:tab/>2</text:a></text:p>
          <text:p text:style-name="P1"><text:a xlink:type="simple" xlink:href="#__RefHeading__755_178293673" text:style-name="Index_20_Link" text:visited-style-name="Index_20_Link">2Referências<text:tab/>2</text:a></text:p>
          <text:p text:style-name="P1"><text:a xlink:type="simple" xlink:href="#__RefHeading__757_178293673" text:style-name="Index_20_Link" text:visited-style-name="Index_20_Link">3Especificação de Requisitos<text:tab/>2</text:a></text:p>
          <text:p text:style-name="P2"><text:a xlink:type="simple" xlink:href="#__RefHeading__873_178293673" text:style-name="Index_20_Link" text:visited-style-name="Index_20_Link">3.1Interfaces externas<text:tab/>2</text:a></text:p>
          <text:p text:style-name="P2"><text:a xlink:type="simple" xlink:href="#__RefHeading__875_178293673" text:style-name="Index_20_Link" text:visited-style-name="Index_20_Link">3.2Funções<text:tab/>2</text:a></text:p>
          <text:p text:style-name="P2"><text:a xlink:type="simple" xlink:href="#__RefHeading__877_178293673" text:style-name="Index_20_Link" text:visited-style-name="Index_20_Link">3.3Requisitos de usabilidade<text:tab/>2</text:a></text:p>
          <text:p text:style-name="P2"><text:a xlink:type="simple" xlink:href="#__RefHeading__879_178293673" text:style-name="Index_20_Link" text:visited-style-name="Index_20_Link">3.4Requisitos de performance<text:tab/>2</text:a></text:p>
          <text:p text:style-name="P2"><text:a xlink:type="simple" xlink:href="#__RefHeading__881_178293673" text:style-name="Index_20_Link" text:visited-style-name="Index_20_Link">3.5Requisitos de banco de dados lógico<text:tab/>2</text:a></text:p>
          <text:p text:style-name="P2"><text:a xlink:type="simple" xlink:href="#__RefHeading__883_178293673" text:style-name="Index_20_Link" text:visited-style-name="Index_20_Link">3.6Restrições de projeto<text:tab/>2</text:a></text:p>
          <text:p text:style-name="P2"><text:a xlink:type="simple" xlink:href="#__RefHeading__885_178293673" text:style-name="Index_20_Link" text:visited-style-name="Index_20_Link">3.7Atributos do sistema<text:tab/>2</text:a></text:p>
          <text:p text:style-name="P2"><text:a xlink:type="simple" xlink:href="#__RefHeading__887_178293673" text:style-name="Index_20_Link" text:visited-style-name="Index_20_Link">3.8Informações de apoio<text:tab/>2</text:a></text:p>
          <text:p text:style-name="P1"><text:a xlink:type="simple" xlink:href="#__RefHeading__759_178293673" text:style-name="Index_20_Link" text:visited-style-name="Index_20_Link">4Verificação<text:tab/>2</text:a></text:p>
          <text:p text:style-name="P1"><text:a xlink:type="simple" xlink:href="#__RefHeading__761_178293673" text:style-name="Index_20_Link" text:visited-style-name="Index_20_Link">5Apêndices<text:tab/>2</text:a></text:p>
        </text:index-body>
      </text:table-of-content>
      <text:p text:style-name="P3"/>
      <text:h text:style-name="P10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5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4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11" text:outline-level="2">Visão Geral do Produto</text:h>
      <text:h text:style-name="P12" text:outline-level="3">Perspectiva do produto</text:h>
      <text:p text:style-name="P6"><text:tab/>O SIPA trata-se de um módulo do Sistema Gerenciador de Requerimento Acadêmico, Sigera, <text:span text:style-name="T3">e terá interface com outros dois softwares: sistema da biblioteca para consulta de obras e sistema de alertas para envio de mensagens aos professores. O sistema será executado em plataforma web assim como o sistema principal, Sigera. </text:span></text:p>
      <text:h text:style-name="P12" text:outline-level="3">Funções do produto</text:h>
      <text:p text:style-name="P14"><text:tab/><text:span text:style-name="T2"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span></text:p>
      <text:p text:style-name="P14"><text:tab/><text:span text:style-name="T2">A base de dados da Biblioteca da Universidade poderá ser consultada para facilitar a indicação das bibliografias dos planos, indicando exemplares disponíveis na unidade setorial. </text:span></text:p>
      <text:h text:style-name="P12" text:outline-level="3">Características dos usuários</text:h>
      <text:p text:style-name="P8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8"><text:span text:style-name="T1">Professores</text:span>: Os professores serão responsáveis pela criação <text:span text:style-name="T2">e edição </text:span>dos planos de aula das disciplinas em que foram designados. </text:p>
      <text:h text:style-name="P13" text:outline-level="3">Restrições</text:h>
      <text:p text:style-name="P5"><text:tab/><text:span text:style-name="T2">O software deverá ser acessado de qualquer lugar, através de qualquer dispositivo por meio de um navegador web. Portanto o sistema deverá ser desenvolvido utilizando uma tecnologia de desenvolvimento web. </text:span></text:p>
      <text:h text:style-name="Heading_20_1" text:outline-level="1"><text:bookmark-start text:name="__RefHeading__755_178293673"/><text:soft-page-break/>Referências<text:bookmark-end text:name="__RefHeading__755_178293673"/></text:h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P7">[consulta de obras na biblioteca]</text:p>
      <text:p text:style-name="P7">[envio de mensagens para um serviço de entrega]</text:p>
      <text:h text:style-name="Heading_20_2" text:outline-level="2"><text:bookmark-start text:name="__RefHeading__875_178293673"/>Funções<text:bookmark-end text:name="__RefHeading__875_178293673"/></text:h>
      <text:h text:style-name="Heading_20_2" text:outline-level="2"><text:bookmark-start text:name="__RefHeading__877_178293673"/>Requisitos de usabilidade<text:bookmark-end text:name="__RefHeading__877_178293673"/></text:h>
      <text:p text:style-name="Text_20_body"><text:tab/><text:span text:style-name="T2">O cadastro e edição dos planos de aula deverão ser dispostos em abas para facilitar o preenchimento dos dados. Um protótipo de um cenário adequado é mostrado abaixo. </text:span></text:p>
      <text:p text:style-name="P17">[mostrar protótipo]</text:p>
      <text:p text:style-name="P7">[verificar se existem dificuldades no sistema atual]</text:p>
      <text:p text:style-name="P7">[alguma coisa poderia melhorar? Visualização? Estrutura do cadastro do plano?]</text:p>
      <text:h text:style-name="Heading_20_2" text:outline-level="2"><text:bookmark-start text:name="__RefHeading__879_178293673"/>Requisitos de performance<text:bookmark-end text:name="__RefHeading__879_178293673"/></text:h>
      <text:p text:style-name="Text_20_body"><text:tab/><text:span text:style-name="T2">O software deverá ser executado em um servidor com as seguintes características:</text:span></text:p>
      <text:list xml:id="list1062838162716331098" text:style-name="L2">
        <text:list-item>
          <text:p text:style-name="P16">Processador</text:p>
        </text:list-item>
        <text:list-item>
          <text:p text:style-name="P16">X GB de memória RAM</text:p>
        </text:list-item>
        <text:list-item>
          <text:p text:style-name="P16">Y de armazenamento</text:p>
        </text:list-item>
        <text:list-item>
          <text:p text:style-name="P16">Servidor de aplicações TomCat</text:p>
        </text:list-item>
        <text:list-item>
          <text:p text:style-name="P16">Rede com velocidade 1Gbit/s</text:p>
        </text:list-item>
      </text:list>
      <text:p text:style-name="P7">[Qual a configuração atual?]</text:p>
      <text:p text:style-name="P7">[A velocidade do sistema é satisfatória?]</text:p>
      <text:p text:style-name="P7">[Existem períodos de lentidão?]</text:p>
      <text:p text:style-name="P7">[Existe previsão para aumento significativo na carga?]</text:p>
      <text:h text:style-name="Heading_20_2" text:outline-level="2"><text:bookmark-start text:name="__RefHeading__881_178293673"/>Requisitos de banco de dados lógico<text:bookmark-end text:name="__RefHeading__881_178293673"/></text:h>
      <text:p text:style-name="Text_20_body"><text:tab/><text:span text:style-name="T3">Os planos de aula serão acessíveis somente aos professores designados pelos coordenadores que, por sua vez, poderá acessar todos os planos cujas disciplinas estão no curso que é responsável. </text:span></text:p>
      <text:p text:style-name="Text_20_body"><text:tab/><text:span text:style-name="T3">O acesso aos dados dar-se-á por meio do SGDB MySQL. </text:span></text:p>
      <text:h text:style-name="Heading_20_2" text:outline-level="2"><text:bookmark-start text:name="__RefHeading__883_178293673"/><text:soft-page-break/>Restrições de projeto<text:bookmark-end text:name="__RefHeading__883_178293673"/></text:h>
      <text:h text:style-name="Heading_20_2" text:outline-level="2"><text:bookmark-start text:name="__RefHeading__885_178293673"/>Atributos do sistema<text:bookmark-end text:name="__RefHeading__885_178293673"/></text:h>
      <text:h text:style-name="Heading_20_2" text:outline-level="2"><text:bookmark-start text:name="__RefHeading__887_178293673"/>Informações de apoio<text:bookmark-end text:name="__RefHeading__887_178293673"/></text:h>
      <text:h text:style-name="Heading_20_1" text:outline-level="1"><text:bookmark-start text:name="__RefHeading__759_178293673"/>Verificação<text:bookmark-end text:name="__RefHeading__759_178293673"/></text:h>
      <text:h text:style-name="Heading_20_1" text:outline-level="1"><text:bookmark-start text:name="__RefHeading__761_178293673"/>Apêndices<text:bookmark-end text:name="__RefHeading__761_178293673"/></text:h>
      <text:list xml:id="list2564825427294256059" text:style-name="L1">
        <text:list-item>
          <text:list>
            <text:list-header>
              <text:p text:style-name="P9"/>
              <text:p text:style-name="P9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5-02T14:24:06.954000000</dc:date>
    <meta:editing-duration>PT7M</meta:editing-duration>
    <meta:editing-cycles>5</meta:editing-cycles>
    <meta:generator>LibreOffice/4.1.4.2$Windows_x86 LibreOffice_project/0a0440ccc0227ad9829de5f46be37cfb6edcf72</meta:generator>
    <meta:document-statistic meta:table-count="0" meta:image-count="0" meta:object-count="0" meta:page-count="4" meta:paragraph-count="63" meta:word-count="558" meta:character-count="3696" meta:non-whitespace-character-count="3166"/>
  </office:meta>
</office:document-meta>
</file>